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75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ASAPH'S PRAISE (75:1, 9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ASAPH'S PRAISE (75:1, 9):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Asaph's thanksgiving (75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Asaph's testimony (75:9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75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ASAPH'S PRAISE (75:1, 9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ASAPH'S PROMISE (75:2-8, 10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ASAPH'S PROMISE (75:2-8, 10)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God punishes the wicked (75:2-5, 8, 10).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God will protect and promote the godly (75:6-7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PSALM 75<text:s text:c="1"/></text:span><text:span text:style-name="a487" text:class-names=""/></text:p>
          </draw:text-box>
          <svg:title/>
          <svg:desc/>
        </draw:frame>
        <draw:frame draw:id="id92" presentation:style-name="a499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ASAPH'S PRAISE (75:1, 9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ASAPH'S PROMISE (75:2-8, 10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75 </dc:title>
    <meta:initial-creator>David STRICKLAND</meta:initial-creator>
    <dc:creator>David STRICKLAND</dc:creator>
    <meta:creation-date>2020-02-23T23:19:47Z</meta:creation-date>
    <dc:date>2020-02-23T23:19:48Z</dc:date>
    <meta:template xlink:href="BibleStudy" xlink:type="simple"/>
    <meta:editing-cycles>1</meta:editing-cycles>
    <meta:editing-duration>PT0S</meta:editing-duration>
    <meta:document-statistic meta:paragraph-count="14" meta:word-count="90"/>
  </office:meta>
</office:document-meta>
</file>